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41cm" fo:margin-left="0cm" table:align="left"/>
    </style:style>
    <style:style style:name="Tabela1.A" style:family="table-column">
      <style:table-column-properties style:column-width="2.427cm"/>
    </style:style>
    <style:style style:name="Tabela1.B" style:family="table-column">
      <style:table-column-properties style:column-width="2.429cm"/>
    </style:style>
    <style:style style:name="Tabela1.E" style:family="table-column">
      <style:table-column-properties style:column-width="3.78cm"/>
    </style:style>
    <style:style style:name="Tabela1.F" style:family="table-column">
      <style:table-column-properties style:column-width="3.91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officeooo:rsid="0007b1a5" officeooo:paragraph-rsid="0007b1a5"/>
    </style:style>
    <style:style style:name="P2" style:family="paragraph" style:parent-style-name="Standard">
      <style:text-properties style:font-name="Arial" fo:font-size="16pt" fo:font-weight="bold" officeooo:rsid="0007b1a5" officeooo:paragraph-rsid="0007b1a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07b1a5" officeooo:paragraph-rsid="0007b1a5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variant="normal" fo:text-transform="none" fo:color="#000000" style:font-name="Arial" fo:font-size="16pt" fo:letter-spacing="normal" fo:font-style="normal" fo:font-weight="bold" officeooo:rsid="0009dd91" officeooo:paragraph-rsid="0009dd91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09dd91" officeooo:paragraph-rsid="0009dd91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ize="16pt" fo:font-weight="bold" officeooo:rsid="0009dd91" officeooo:paragraph-rsid="0009dd9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0aa05b" officeooo:paragraph-rsid="000aa05b" style:font-size-asian="10.5pt" style:font-size-complex="12pt"/>
    </style:style>
    <style:style style:name="T1" style:family="text">
      <style:text-properties officeooo:rsid="0009dd91"/>
    </style:style>
    <style:style style:name="T2" style:family="text">
      <style:text-properties style:font-name="Arial" fo:font-size="12pt" fo:font-weight="normal" officeooo:rsid="000c144b" style:font-size-asian="10.5pt" style:font-weight-asian="normal" style:font-size-complex="12pt" style:font-weight-complex="normal"/>
    </style:style>
    <style:style style:name="T3" style:family="text">
      <style:text-properties fo:color="#e6db74" style:font-name="Arial" fo:font-size="12pt" fo:font-weight="normal" officeooo:rsid="000c144b" fo:background-color="#272822" loext:char-shading-value="0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entrega 4 – Fragmentação e Checksum</text:p>
      <text:p text:style-name="P1">Bruna Kimura e Raphael Costa</text:p>
      <text:p text:style-name="P1"/>
      <text:p text:style-name="P2">Descrição da fragmentação</text:p>
      <text:p text:style-name="P2"/>
      <text:p text:style-name="P3"><text:tab/><text:span text:style-name="T1">A fragmentação do payload é feita pela função parsePacket() no server, como descrito abaixo.</text:span></text:p>
      <text:p text:style-name="P3"><text:tab/><text:span text:style-name="T1">Já a junção destes pacotes é realizado pela função receive_packets() no client, como demonstrado abaixo.</text:span></text:p>
      <text:p text:style-name="P2"/>
      <text:p text:style-name="P4">Descrever os campos do HEAD</text:p>
      <text:p text:style-name="P5"><text:tab/>O campo do Head é composto por seis bytes como mostrado abaixo.</text:p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column table:style-name="Tabela1.F"/>
        <table:table-row>
          <table:table-cell table:style-name="Tabela1.A1" office:value-type="string">
            <text:p text:style-name="P7">Constante</text:p>
          </table:table-cell>
          <table:table-cell table:style-name="Tabela1.A1" office:value-type="string">
            <text:p text:style-name="P7">Tamanho</text:p>
          </table:table-cell>
          <table:table-cell table:style-name="Tabela1.A1" office:value-type="string">
            <text:p text:style-name="P7">Tamanho</text:p>
          </table:table-cell>
          <table:table-cell table:style-name="Tabela1.A1" office:value-type="string">
            <text:p text:style-name="P7">Comando</text:p>
          </table:table-cell>
          <table:table-cell table:style-name="Tabela1.A1" office:value-type="string">
            <text:p text:style-name="P7">Pacote atual</text:p>
          </table:table-cell>
          <table:table-cell table:style-name="Tabela1.F1" office:value-type="string">
            <text:p text:style-name="P7">Total de pacotes</text:p>
          </table:table-cell>
        </table:table-row>
      </table:table>
      <text:p text:style-name="P5"/>
      <text:p text:style-name="P4">Descrever o tempo de timeout utilizado (e o porquê desse valor)</text:p>
      <text:p text:style-name="P4"/>
      <text:p text:style-name="P4">Explicar qual polinômio foi utilizado para o CRC.</text:p>
      <text:p text:style-name="P6"><text:tab/><text:span text:style-name="T2">O CRC utilizado foi o CRC-4, ou seja, o resultado é dado por 4 binários. Para tanto, a chave utilizada foi: “10011” com 5 binários. Sendo assim, o polinômio é “x⁵+x+1”.</text:span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9:08:40.913507780</meta:creation-date>
    <meta:editing-duration>PT4M14S</meta:editing-duration>
    <meta:editing-cycles>2</meta:editing-cycles>
    <meta:generator>LibreOffice/5.1.6.2$Linux_X86_64 LibreOffice_project/10m0$Build-2</meta:generator>
    <dc:date>2017-09-14T01:19:10.181667138</dc:date>
    <meta:document-statistic meta:table-count="1" meta:image-count="0" meta:object-count="0" meta:page-count="1" meta:paragraph-count="16" meta:word-count="121" meta:character-count="729" meta:non-whitespace-character-count="621"/>
  </office:meta>
</office:document-meta>
</file>